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5.503cm"/>
    </style:style>
    <style:style style:name="Tabelle1.B" style:family="table-column">
      <style:table-column-properties style:column-width="11.509cm"/>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b2b2b2" fo:padding="0.097cm" fo:border="0.05pt solid #000000">
        <style:background-image/>
      </style:table-cell-properties>
    </style:style>
    <style:style style:name="Tabelle1.A2" style:family="table-cell">
      <style:table-cell-properties fo:background-color="#eeeeee"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1.B6" style:family="table-cell">
      <style:table-cell-properties fo:padding="0.097cm" fo:border-left="0.05pt solid #000000" fo:border-right="0.05pt solid #000000" fo:border-top="none" fo:border-bottom="0.05pt solid #000000"/>
    </style:style>
    <style:style style:name="Tabelle1.B7" style:family="table-cell">
      <style:table-cell-properties fo:padding="0.097cm" fo:border-left="0.05pt solid #000000" fo:border-right="0.05pt solid #000000" fo:border-top="none" fo:border-bottom="0.05pt solid #000000"/>
    </style:style>
    <style:style style:name="Tabelle1.B8" style:family="table-cell">
      <style:table-cell-properties fo:padding="0.097cm" fo:border-left="0.05pt solid #000000" fo:border-right="0.05pt solid #000000" fo:border-top="none" fo:border-bottom="0.05pt solid #000000"/>
    </style:style>
    <style:style style:name="Tabelle1.B9" style:family="table-cell">
      <style:table-cell-properties fo:padding="0.097cm" fo:border-left="0.05pt solid #000000" fo:border-right="0.05pt solid #000000" fo:border-top="none" fo:border-bottom="0.05pt solid #000000"/>
    </style:style>
    <style:style style:name="Tabelle1.B10" style:family="table-cell">
      <style:table-cell-properties fo:padding="0.097cm" fo:border-left="0.05pt solid #000000" fo:border-right="0.05pt solid #000000" fo:border-top="none" fo:border-bottom="0.05pt solid #000000"/>
    </style:style>
    <style:style style:name="Tabelle1.B11" style:family="table-cell">
      <style:table-cell-properties fo:padding="0.097cm" fo:border-left="0.05pt solid #000000" fo:border-right="0.05pt solid #000000" fo:border-top="none" fo:border-bottom="0.05pt solid #000000"/>
    </style:style>
    <style:style style:name="Tabelle1.B12" style:family="table-cell">
      <style:table-cell-properties fo:padding="0.097cm" fo:border-left="0.05pt solid #000000" fo:border-right="0.05pt solid #000000" fo:border-top="none" fo:border-bottom="0.05pt solid #000000"/>
    </style:style>
    <style:style style:name="Tabelle1.B13" style:family="table-cell">
      <style:table-cell-properties fo:padding="0.097cm" fo:border-left="0.05pt solid #000000" fo:border-right="0.05pt solid #000000" fo:border-top="none" fo:border-bottom="0.05pt solid #000000"/>
    </style:style>
    <style:style style:name="Tabelle1.B14" style:family="table-cell">
      <style:table-cell-properties fo:padding="0.097cm" fo:border-left="0.05pt solid #000000" fo:border-right="0.05pt solid #000000" fo:border-top="none" fo:border-bottom="0.05pt solid #000000"/>
    </style:style>
    <style:style style:name="Tabelle1.B15" style:family="table-cell">
      <style:table-cell-properties fo:padding="0.097cm" fo:border-left="0.05pt solid #000000" fo:border-right="0.05pt solid #000000" fo:border-top="none" fo:border-bottom="0.05pt solid #000000"/>
    </style:style>
    <style:style style:name="Tabelle1.B16" style:family="table-cell">
      <style:table-cell-properties fo:padding="0.097cm" fo:border-left="0.05pt solid #000000" fo:border-right="0.05pt solid #000000" fo:border-top="none" fo:border-bottom="0.05pt solid #000000"/>
    </style:style>
    <style:style style:name="Tabelle1.B17" style:family="table-cell">
      <style:table-cell-properties fo:padding="0.097cm" fo:border-left="0.05pt solid #000000" fo:border-right="0.05pt solid #000000" fo:border-top="none" fo:border-bottom="0.05pt solid #000000"/>
    </style:style>
    <style:style style:name="Tabelle1.B18" style:family="table-cell">
      <style:table-cell-properties fo:padding="0.097cm" fo:border-left="0.05pt solid #000000" fo:border-right="0.05pt solid #000000" fo:border-top="none" fo:border-bottom="0.05pt solid #000000"/>
    </style:style>
    <style:style style:name="Tabelle1.B19" style:family="table-cell">
      <style:table-cell-properties fo:padding="0.097cm" fo:border-left="0.05pt solid #000000" fo:border-right="0.05pt solid #000000" fo:border-top="none" fo:border-bottom="0.05pt solid #000000"/>
    </style:style>
    <style:style style:name="Tabelle1.B20" style:family="table-cell">
      <style:table-cell-properties fo:padding="0.097cm" fo:border-left="0.05pt solid #000000" fo:border-right="0.05pt solid #000000" fo:border-top="none" fo:border-bottom="0.05pt solid #000000"/>
    </style:style>
    <style:style style:name="Tabelle1.B21" style:family="table-cell">
      <style:table-cell-properties fo:padding="0.097cm" fo:border-left="0.05pt solid #000000" fo:border-right="0.05pt solid #000000" fo:border-top="none" fo:border-bottom="0.05pt solid #000000"/>
    </style:style>
    <style:style style:name="Tabelle1.B22" style:family="table-cell">
      <style:table-cell-properties fo:padding="0.097cm" fo:border-left="0.05pt solid #000000" fo:border-right="0.05pt solid #000000" fo:border-top="none" fo:border-bottom="0.05pt solid #000000"/>
    </style:style>
    <style:style style:name="Tabelle1.B23" style:family="table-cell">
      <style:table-cell-properties fo:padding="0.097cm" fo:border-left="0.05pt solid #000000" fo:border-right="0.05pt solid #000000" fo:border-top="none" fo:border-bottom="0.05pt solid #000000"/>
    </style:style>
    <style:style style:name="Tabelle1.B24" style:family="table-cell">
      <style:table-cell-properties fo:padding="0.097cm" fo:border-left="0.05pt solid #000000" fo:border-right="0.05pt solid #000000" fo:border-top="none" fo:border-bottom="0.05pt solid #000000"/>
    </style:style>
    <style:style style:name="Tabelle1.B25"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2.011cm"/>
    </style:style>
    <style:style style:name="Tabelle2.B" style:family="table-column">
      <style:table-column-properties style:column-width="15.002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7d1c" officeooo:paragraph-rsid="001f7d1c"/>
    </style:style>
    <style:style style:name="P2" style:family="paragraph" style:parent-style-name="Standard">
      <style:text-properties style:text-underline-style="solid" style:text-underline-width="auto" style:text-underline-color="font-color" officeooo:rsid="00235117" officeooo:paragraph-rsid="00235117"/>
    </style:style>
    <style:style style:name="P3" style:family="paragraph" style:parent-style-name="Standard">
      <style:text-properties style:text-underline-style="solid" style:text-underline-width="auto" style:text-underline-color="font-color" officeooo:rsid="001f7d1c" officeooo:paragraph-rsid="001f7d1c"/>
    </style:style>
    <style:style style:name="P4" style:family="paragraph" style:parent-style-name="Standard">
      <style:text-properties style:text-underline-style="solid" style:text-underline-width="auto" style:text-underline-color="font-color" officeooo:rsid="002668ee" officeooo:paragraph-rsid="002668ee"/>
    </style:style>
    <style:style style:name="P5" style:family="paragraph" style:parent-style-name="Standard">
      <style:text-properties style:text-underline-style="solid" style:text-underline-width="auto" style:text-underline-color="font-color" officeooo:rsid="0027c52e" officeooo:paragraph-rsid="0027c52e"/>
    </style:style>
    <style:style style:name="P6" style:family="paragraph" style:parent-style-name="Standard">
      <style:text-properties officeooo:rsid="0024c1cc" officeooo:paragraph-rsid="0024c1cc"/>
    </style:style>
    <style:style style:name="P7" style:family="paragraph" style:parent-style-name="Standard">
      <style:text-properties officeooo:rsid="002668ee" officeooo:paragraph-rsid="002668ee"/>
    </style:style>
    <style:style style:name="P8" style:family="paragraph" style:parent-style-name="Standard">
      <style:text-properties fo:font-size="12pt" fo:font-weight="normal" officeooo:rsid="001f0207" style:font-size-asian="10.5pt" style:font-weight-asian="normal" style:font-size-complex="12pt" style:font-weight-complex="normal"/>
    </style:style>
    <style:style style:name="P9" style:family="paragraph" style:parent-style-name="Standard">
      <style:text-properties style:font-name="Courier New" fo:font-size="10pt" officeooo:rsid="0027c52e" officeooo:paragraph-rsid="0027c52e" style:font-size-asian="10pt" style:font-size-complex="10pt"/>
    </style:style>
    <style:style style:name="P10" style:family="paragraph" style:parent-style-name="Table_20_Contents">
      <style:text-properties officeooo:rsid="0003c1c0" officeooo:paragraph-rsid="0003c1c0"/>
    </style:style>
    <style:style style:name="P11" style:family="paragraph" style:parent-style-name="Table_20_Contents">
      <style:text-properties fo:font-weight="bold" officeooo:rsid="0004b7dd" officeooo:paragraph-rsid="0004b7dd" style:font-weight-asian="bold" style:font-weight-complex="bold"/>
    </style:style>
    <style:style style:name="P12" style:family="paragraph" style:parent-style-name="Table_20_Contents">
      <style:text-properties officeooo:rsid="00050400" officeooo:paragraph-rsid="00050400"/>
    </style:style>
    <style:style style:name="P13" style:family="paragraph" style:parent-style-name="Table_20_Contents">
      <style:text-properties officeooo:rsid="0006acfb" officeooo:paragraph-rsid="0006acfb"/>
    </style:style>
    <style:style style:name="P14" style:family="paragraph" style:parent-style-name="Table_20_Contents">
      <style:text-properties officeooo:rsid="00077251" officeooo:paragraph-rsid="00077251"/>
    </style:style>
    <style:style style:name="P15" style:family="paragraph" style:parent-style-name="Table_20_Contents">
      <style:text-properties officeooo:rsid="00094db2" officeooo:paragraph-rsid="00094db2"/>
    </style:style>
    <style:style style:name="P16" style:family="paragraph" style:parent-style-name="Table_20_Contents">
      <style:text-properties officeooo:rsid="000afa8c" officeooo:paragraph-rsid="000afa8c"/>
    </style:style>
    <style:style style:name="P17" style:family="paragraph" style:parent-style-name="Table_20_Contents">
      <style:text-properties officeooo:rsid="000c4a54" officeooo:paragraph-rsid="000c4a54"/>
    </style:style>
    <style:style style:name="P18" style:family="paragraph" style:parent-style-name="Table_20_Contents">
      <style:text-properties officeooo:rsid="000e3dd0" officeooo:paragraph-rsid="000e3dd0"/>
    </style:style>
    <style:style style:name="P19" style:family="paragraph" style:parent-style-name="Table_20_Contents">
      <style:text-properties officeooo:rsid="000fe5c8" officeooo:paragraph-rsid="000fe5c8"/>
    </style:style>
    <style:style style:name="P20" style:family="paragraph" style:parent-style-name="Table_20_Contents">
      <style:text-properties officeooo:rsid="0013224f" officeooo:paragraph-rsid="0013224f"/>
    </style:style>
    <style:style style:name="P21" style:family="paragraph" style:parent-style-name="Table_20_Contents">
      <style:text-properties officeooo:rsid="00138425" officeooo:paragraph-rsid="00138425"/>
    </style:style>
    <style:style style:name="P22" style:family="paragraph" style:parent-style-name="Table_20_Contents">
      <style:text-properties officeooo:rsid="001541ba" officeooo:paragraph-rsid="001541ba"/>
    </style:style>
    <style:style style:name="P23" style:family="paragraph" style:parent-style-name="Table_20_Contents">
      <style:text-properties officeooo:rsid="0016e17f" officeooo:paragraph-rsid="0016e17f"/>
    </style:style>
    <style:style style:name="P24" style:family="paragraph" style:parent-style-name="Table_20_Contents">
      <style:text-properties officeooo:rsid="0018bca4" officeooo:paragraph-rsid="0018bca4"/>
    </style:style>
    <style:style style:name="P25" style:family="paragraph" style:parent-style-name="Table_20_Contents">
      <style:text-properties officeooo:rsid="001a3e41" officeooo:paragraph-rsid="001a3e41"/>
    </style:style>
    <style:style style:name="P26" style:family="paragraph" style:parent-style-name="Table_20_Contents">
      <style:text-properties officeooo:rsid="001a75b4" officeooo:paragraph-rsid="001a75b4"/>
    </style:style>
    <style:style style:name="P27" style:family="paragraph" style:parent-style-name="Table_20_Contents">
      <style:text-properties officeooo:rsid="001bcf5c" officeooo:paragraph-rsid="001bcf5c"/>
    </style:style>
    <style:style style:name="P28" style:family="paragraph" style:parent-style-name="Table_20_Contents">
      <style:text-properties officeooo:rsid="001f7d1c" officeooo:paragraph-rsid="001f7d1c"/>
    </style:style>
    <style:style style:name="P29" style:family="paragraph" style:parent-style-name="Table_20_Contents">
      <style:text-properties officeooo:rsid="0021d353" officeooo:paragraph-rsid="0021d353"/>
    </style:style>
    <style:style style:name="P30" style:family="paragraph" style:parent-style-name="Standard">
      <style:text-properties style:font-name="Courier New" fo:font-size="10pt" officeooo:rsid="0029781b" officeooo:paragraph-rsid="0029781b" style:font-size-asian="10pt" style:font-size-complex="10pt"/>
    </style:style>
    <style:style style:name="P31" style:family="paragraph" style:parent-style-name="Standard">
      <style:text-properties style:font-name="Courier New" fo:font-size="10pt" officeooo:rsid="00316ac5" officeooo:paragraph-rsid="00316ac5" style:font-size-asian="10pt" style:font-size-complex="10pt"/>
    </style:style>
    <style:style style:name="P32" style:family="paragraph" style:parent-style-name="Standard">
      <style:text-properties style:text-underline-style="solid" style:text-underline-width="auto" style:text-underline-color="font-color" officeooo:rsid="0029781b" officeooo:paragraph-rsid="0029781b"/>
    </style:style>
    <style:style style:name="P33" style:family="paragraph" style:parent-style-name="Standard">
      <style:text-properties style:text-underline-style="solid" style:text-underline-width="auto" style:text-underline-color="font-color" officeooo:paragraph-rsid="002b3404"/>
    </style:style>
    <style:style style:name="P34" style:family="paragraph" style:parent-style-name="Standard">
      <style:text-properties style:text-underline-style="solid" style:text-underline-width="auto" style:text-underline-color="font-color" officeooo:rsid="00316ac5" officeooo:paragraph-rsid="00316ac5"/>
    </style:style>
    <style:style style:name="P35" style:family="paragraph" style:parent-style-name="Standard">
      <style:text-properties officeooo:paragraph-rsid="002b3404"/>
    </style:style>
    <style:style style:name="P36" style:family="paragraph" style:parent-style-name="Standard">
      <style:text-properties officeooo:rsid="002d2ac4" officeooo:paragraph-rsid="002d2ac4"/>
    </style:style>
    <style:style style:name="P37" style:family="paragraph" style:parent-style-name="Standard">
      <style:text-properties style:font-name="Liberation Serif" fo:font-size="12pt" officeooo:rsid="00316ac5" officeooo:paragraph-rsid="00316ac5" style:font-size-asian="10.5pt" style:font-size-complex="12pt"/>
    </style:style>
    <style:style style:name="P38" style:family="paragraph" style:parent-style-name="Header">
      <style:text-properties officeooo:rsid="00326224" officeooo:paragraph-rsid="00326224"/>
    </style:style>
    <style:style style:name="T1" style:family="text">
      <style:text-properties officeooo:rsid="00094db2"/>
    </style:style>
    <style:style style:name="T2" style:family="text">
      <style:text-properties officeooo:rsid="0009c852"/>
    </style:style>
    <style:style style:name="T3" style:family="text">
      <style:text-properties officeooo:rsid="000c4a54"/>
    </style:style>
    <style:style style:name="T4" style:family="text">
      <style:text-properties officeooo:rsid="00149133"/>
    </style:style>
    <style:style style:name="T5" style:family="text">
      <style:text-properties officeooo:rsid="0015faae"/>
    </style:style>
    <style:style style:name="T6" style:family="text">
      <style:text-properties officeooo:rsid="001c63e9"/>
    </style:style>
    <style:style style:name="T7" style:family="text">
      <style:text-properties officeooo:rsid="002019ce"/>
    </style:style>
    <style:style style:name="T8" style:family="text">
      <style:text-properties officeooo:rsid="002541af"/>
    </style:style>
    <style:style style:name="T9" style:family="text">
      <style:text-properties officeooo:rsid="0029781b"/>
    </style:style>
    <style:style style:name="T10" style:family="text">
      <style:text-properties officeooo:rsid="002b3404"/>
    </style:style>
    <style:style style:name="T11" style:family="text">
      <style:text-properties officeooo:rsid="002e8ef7"/>
    </style:style>
    <style:style style:name="T12" style:family="text">
      <style:text-properties officeooo:rsid="0032df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able:table table:name="Tabelle1" table:style-name="Tabelle1">
        <table:table-column table:style-name="Tabelle1.A"/>
        <table:table-column table:style-name="Tabelle1.B"/>
        <table:table-row>
          <table:table-cell table:style-name="Tabelle1.A1" office:value-type="string">
            <text:p text:style-name="P11">Befehl</text:p>
          </table:table-cell>
          <table:table-cell table:style-name="Tabelle1.B1" office:value-type="string">
            <text:p text:style-name="P11">Beobachtung</text:p>
          </table:table-cell>
        </table:table-row>
        <table:table-row>
          <table:table-cell table:style-name="Tabelle1.A2" office:value-type="string">
            <text:p text:style-name="P10">strg-C</text:p>
          </table:table-cell>
          <table:table-cell table:style-name="Tabelle1.B2" office:value-type="string">
            <text:p text:style-name="P20">Beendet die Ausführung des gerade laufenden Programms in der Konsole. Die Konsole selbst wird jedoch nicht geschlossen.</text:p>
          </table:table-cell>
        </table:table-row>
        <table:table-row>
          <table:table-cell table:style-name="Tabelle1.A2" office:value-type="string">
            <text:p text:style-name="P10">cat FILE</text:p>
          </table:table-cell>
          <table:table-cell table:style-name="Tabelle1.B16" office:value-type="string">
            <text:p text:style-name="P14">Gibt die angegebene Datei aus. Wird anstelle einer Datei ein Verzeichnis angegeben, wird nur ausgegeben, dass es sich um ein Verzeichnis handelt.</text:p>
          </table:table-cell>
        </table:table-row>
        <table:table-row>
          <table:table-cell table:style-name="Tabelle1.A2" office:value-type="string">
            <text:p text:style-name="P10">cd DIR</text:p>
          </table:table-cell>
          <table:table-cell table:style-name="Tabelle1.B16" office:value-type="string">
            <text:p text:style-name="P12">Das Verzeichnis wird gewechselt. Dabei ist es möglich mittels Drücken von TAB den Pfad zu vervollständigen. Nachdem der Pfad gewechselt wurde wird dies auch angezeigt.</text:p>
          </table:table-cell>
        </table:table-row>
        <table:table-row>
          <table:table-cell table:style-name="Tabelle1.A2" office:value-type="string">
            <text:p text:style-name="P10">chmod [ugoa]<text:span text:style-name="T1">(</text:span>+/-<text:span text:style-name="T1">)(</text:span>rwx<text:span text:style-name="T1">)</text:span> FILE</text:p>
          </table:table-cell>
          <table:table-cell table:style-name="Tabelle1.B16" office:value-type="string">
            <text:p text:style-name="P15">Ändert die Rechte von Benutzern auf die angegebene Datei. Dabei muss immer die Angabe von den Rechten erfolgen. Die Angabe der Benutzer ist jedoch optional (dann wird automatisch a verwendet), tatsächlich ist es uns nicht gelungen die Angabe fehlerfrei zu treffen. Wenn der Befehl erfolgreich ist, erfolgt keine weitere Meldung. Verläuft er nicht fehlerfrei, so werden die Fehler ausgegeben.</text:p>
          </table:table-cell>
        </table:table-row>
        <table:table-row>
          <table:table-cell table:style-name="Tabelle1.A2" office:value-type="string">
            <text:p text:style-name="P10">cp [-i] <text:span text:style-name="T1">QUELLE</text:span> <text:span text:style-name="T1">ZIEL</text:span></text:p>
          </table:table-cell>
          <table:table-cell table:style-name="Tabelle1.B16" office:value-type="string">
            <text:p text:style-name="P15">Kopiert die angegebene Quelldatei in die angegebene Zieldatei. Wenn die Zieldatei nicht existiert, wird eine neue angelegt. Existiert sie bereits, wird sie ohne Vorwarnung überschrieben. Dieses Verhalten kann mit dem Schalter -i umgangen werden. Soll eine Zieldatei überschrieben werden, so fragt die Konsole nun nach der Erlaubnis <text:span text:style-name="T2">(Antwort mit „j“ oder „n“)</text:span>.</text:p>
            <text:p text:style-name="P16">Anscheinend werden beim Überschreiben die Rechte nicht mit überschrieben, so haben wir die kopierte Datei mit dem Schreibrecht versehen und nach einem erneuten kopieren in die selbe Datei waren die Rechte noch vorhanden.</text:p>
          </table:table-cell>
        </table:table-row>
        <table:table-row>
          <table:table-cell table:style-name="Tabelle1.A2" office:value-type="string">
            <text:p text:style-name="P10">date</text:p>
          </table:table-cell>
          <table:table-cell table:style-name="Tabelle1.B16" office:value-type="string">
            <text:p text:style-name="P17">Gibt das Datum und die Zeit in einem festgelegten Format aus.</text:p>
          </table:table-cell>
        </table:table-row>
        <table:table-row>
          <table:table-cell table:style-name="Tabelle1.A2" office:value-type="string">
            <text:p text:style-name="P10">df</text:p>
          </table:table-cell>
          <table:table-cell table:style-name="Tabelle1.B16" office:value-type="string">
            <text:p text:style-name="P17">Gibt Informationen über das Dateisystem aus. Es kann eine Datei als Übergabeparameter angewendet werden. Die Ausgabe scheint sich irgendwie auf „gemountete“ Verzeichnisse zu beziehen. Weitere Informationen konnten wir jedoch nicht aus der Ausgabe extrahieren.</text:p>
          </table:table-cell>
        </table:table-row>
        <table:table-row>
          <table:table-cell table:style-name="Tabelle1.A2" office:value-type="string">
            <text:p text:style-name="P10"><text:span text:style-name="T3">e</text:span>cho STRING</text:p>
          </table:table-cell>
          <table:table-cell table:style-name="Tabelle1.B16" office:value-type="string">
            <text:p text:style-name="P18">Gibt den übergebenen String auf der Konsole aus. Das ist im Besonderen sinnvoll, um Debug-Ausgaben aus Shell-Scripten heraus zu erzeugen.</text:p>
          </table:table-cell>
        </table:table-row>
        <table:table-row>
          <table:table-cell table:style-name="Tabelle1.A2" office:value-type="string">
            <text:p text:style-name="P10">env</text:p>
          </table:table-cell>
          <table:table-cell table:style-name="Tabelle1.B16" office:value-type="string">
            <text:p text:style-name="P19">Gibt alle aktuellen Umgebungsvariablen aus.</text:p>
          </table:table-cell>
        </table:table-row>
        <table:table-row>
          <table:table-cell table:style-name="Tabelle1.A2" office:value-type="string">
            <text:p text:style-name="P10">exit</text:p>
          </table:table-cell>
          <table:table-cell table:style-name="Tabelle1.B16" office:value-type="string">
            <text:p text:style-name="P19">Schließt die Konsole. Überraschung! Es können keine weiteren Befehle in die geschlossene Konsole eingegeben werden (sie ist ja nicht mehr da).</text:p>
          </table:table-cell>
        </table:table-row>
        <text:soft-page-break/>
        <table:table-row>
          <table:table-cell table:style-name="Tabelle1.A2" office:value-type="string">
            <text:p text:style-name="P10">export VAR</text:p>
          </table:table-cell>
          <table:table-cell table:style-name="Tabelle1.B16" office:value-type="string">
            <text:p text:style-name="P20">Es existiert kein Handbucheintrag (man) für export. Wird der Befehl mit einem Übergabeparameter ausgeführt, erfolgt keine weitere Ausgabe. Nachdem export jedoch ohne Parameter aufgerufen wird, erfolgt eine Ausgabe unter der wir auch den vorher übergebenen Wert wiederfinden können. Was das jetzt in der Praxis bedeutet ist uns jedoch nicht ganz klar.</text:p>
          </table:table-cell>
        </table:table-row>
        <table:table-row>
          <table:table-cell table:style-name="Tabelle1.A2" office:value-type="string">
            <text:p text:style-name="P10">find DIR -name FILE -print</text:p>
          </table:table-cell>
          <table:table-cell table:style-name="Tabelle1.B16" office:value-type="string">
            <text:p text:style-name="P21">Durchsucht das Dateisystem ausgehend von dem übergebenen Verzeichnis nach dem angegeben Dateinamen. <text:span text:style-name="T4">Es werden alle Vorkommnisse des Dateinamens mit dem Pfad ausgehend von dem übergebenen Verzeichnis auf der Konsole ausgegeben. Wird kein Verzeichnis angegeben, wird das aktuelle Verzeichnis verwendet.</text:span></text:p>
          </table:table-cell>
        </table:table-row>
        <table:table-row>
          <table:table-cell table:style-name="Tabelle1.A2" office:value-type="string">
            <text:p text:style-name="P10">grep [-r] STRING FILE</text:p>
          </table:table-cell>
          <table:table-cell table:style-name="Tabelle1.B16" office:value-type="string">
            <text:p text:style-name="P22">Sucht in der übergebenen Datei nach der übergebenen Zeichenkette und gibt alle Zeilen in denen sie vorkommt auf der Konsole aus. <text:span text:style-name="T5">Wird der Schalter -r verwendet, kann anstelle einer Datei auch ein Verzeichnis angegeben werden, von dem aus alle Dateien und Unterverzeichnisse durchlaufen werden und die entsprechenden Vorkommnisse mit dem Dateinamen angereichert ausgegeben werden.</text:span></text:p>
          </table:table-cell>
        </table:table-row>
        <table:table-row>
          <table:table-cell table:style-name="Tabelle1.A2" office:value-type="string">
            <text:p text:style-name="P10">ls [-l] [FILE]</text:p>
          </table:table-cell>
          <table:table-cell table:style-name="Tabelle1.B16" office:value-type="string">
            <text:p text:style-name="P13">Gibt alle Inhalte des aktuellen Verzeichnisses aus. Wird der Schalter -l verwendet, so werden die Zugriffsrechte für alle Dateien im aktuellen Verzeichnis ausgegeben. Wird ein Pfad explizit angegeben, so wird dieses anstelle des aktuellen Verzeichnisses genutzt. Wird kein Verzeichnis, sondern eine Datei angegeben, bezieht sich die Ausgabe ausschließlich auf die Datei.</text:p>
          </table:table-cell>
        </table:table-row>
        <table:table-row>
          <table:table-cell table:style-name="Tabelle1.A2" office:value-type="string">
            <text:p text:style-name="P10">man PROG</text:p>
          </table:table-cell>
          <table:table-cell table:style-name="Tabelle1.B16" office:value-type="string">
            <text:p text:style-name="P15">Gibt die Hilfe zu dem übergebenen Programm aus. Dabei kann der Benutzer die Hilfe mit der Eingabe von „q“ beenden.</text:p>
          </table:table-cell>
        </table:table-row>
        <table:table-row>
          <table:table-cell table:style-name="Tabelle1.A2" office:value-type="string">
            <text:p text:style-name="P10">mkdir DIR</text:p>
          </table:table-cell>
          <table:table-cell table:style-name="Tabelle1.B24" office:value-type="string">
            <text:p text:style-name="P23">Legt im aktuellen Verzeichnis ein Unterverzeichnis mit dem übergebenen Namen an. Existiert das Unterverzeichnis bereits, wird eine Fehlermeldung ausgegeben.</text:p>
          </table:table-cell>
        </table:table-row>
        <table:table-row>
          <table:table-cell table:style-name="Tabelle1.A2" office:value-type="string">
            <text:p text:style-name="P10">more FILE</text:p>
          </table:table-cell>
          <table:table-cell table:style-name="Tabelle1.B24" office:value-type="string">
            <text:p text:style-name="P24">Gibt die angegebene Datei seitenweise aus, das heißt wenn die Ausgabe zu groß für eine Seite ist, wird die Ausgabe quasi pausiert. Mit ENTER kann die Ausgabe nun Zeilenweise oder mit LEERTASTE Seitenweise fortgesetzt werden. Handelt es sich bei der übergebenen Datei um ein Verzeichnis wird nur die Information, dass es sich um ein Verzeichnis handelt ausgegeben, aber es werden keine Verzeichnisinhalte ausgegeben.</text:p>
          </table:table-cell>
        </table:table-row>
        <table:table-row>
          <table:table-cell table:style-name="Tabelle1.A2" office:value-type="string">
            <text:p text:style-name="P10">mv QUELLE ZIEL</text:p>
          </table:table-cell>
          <table:table-cell table:style-name="Tabelle1.B24" office:value-type="string">
            <text:p text:style-name="P24">Verschiebt eine Datei von QUELLE nach ZIEL. Befinden sich QUELLE und ZIEL im gleichen Verzeichnis, wird die Datei effektiv gesehen einfach nur umbenannt. Wenn nicht, wird die Datei zusätzlich noch verschoben.</text:p>
          </table:table-cell>
        </table:table-row>
        <table:table-row>
          <table:table-cell table:style-name="Tabelle1.A2" office:value-type="string">
            <text:p text:style-name="P10">PROG</text:p>
          </table:table-cell>
          <table:table-cell table:style-name="Tabelle1.B24" office:value-type="string">
            <text:p text:style-name="P25">Startet das übergebene Programm aus der Konsole heraus. Die Konsole blockiert nicht, während das Programm läuft (im Gegensatz zu Windows).</text:p>
          </table:table-cell>
        </table:table-row>
        <text:soft-page-break/>
        <table:table-row>
          <table:table-cell table:style-name="Tabelle1.A2" office:value-type="string">
            <text:p text:style-name="P10">ps [-efa]</text:p>
          </table:table-cell>
          <table:table-cell table:style-name="Tabelle1.B24" office:value-type="string">
            <text:p text:style-name="P26">Gibt eine Auflistung aller laufenden Prozesse aus. Dabei werden Informationen wie die UID (vermutlich wer den Prozess ausführt), die PID (Prozess-ID), STIME (vermutlich wann der Prozess gestartet wurde) und weitere Informationen angezeigt.</text:p>
          </table:table-cell>
        </table:table-row>
        <table:table-row>
          <table:table-cell table:style-name="Tabelle1.A2" office:value-type="string">
            <text:p text:style-name="P10">pstree</text:p>
          </table:table-cell>
          <table:table-cell table:style-name="Tabelle1.B24" office:value-type="string">
            <text:p text:style-name="P26">Gibt die laufenden Prozesse in einer Baumstruktur aus. Daraus kann entnommen werden, welcher Prozess von welchem gestartet wurde. Als Übergabeparameter kann ein Benutzer angegeben werden. Dann wird die Ausgabe auf die Prozesse beschränkt, die von dem Benutzer gestartet wurden.</text:p>
          </table:table-cell>
        </table:table-row>
        <table:table-row>
          <table:table-cell table:style-name="Tabelle1.A2" office:value-type="string">
            <text:p text:style-name="P10">VAR=VALUE</text:p>
          </table:table-cell>
          <table:table-cell table:style-name="Tabelle1.B24" office:value-type="string">
            <text:p text:style-name="P27">Legt eine Variable VAR mit dem Wert VALUE an. Der Befehl erzeugt keine Ausgabe. Wenn eine Variable angegeben wird, die bereits existiert, so wird sie (ohne Vorwarnung oder Benachrichtigung) überschrieben.</text:p>
          </table:table-cell>
        </table:table-row>
        <table:table-row>
          <table:table-cell table:style-name="Tabelle1.A2" office:value-type="string">
            <text:p text:style-name="P10">&gt; FILE</text:p>
          </table:table-cell>
          <table:table-cell table:style-name="Tabelle1.B24" office:value-type="string">
            <text:p text:style-name="P27">Kann hinter einem beliebigen Befehl angegeben werden. Die Ausgabe dieses Befehls erfolgt dann in die angegebene Datei und nicht auf die Konsole. <text:span text:style-name="T6">Dabei wird der komplette Inhalt der angegebenen Datei überschrieben. Mit &gt;&gt; kann die Ausgabe der Datei auch angehängt werden, anstatt sie zu überschreiben.</text:span></text:p>
          </table:table-cell>
        </table:table-row>
        <table:table-row>
          <table:table-cell table:style-name="Tabelle1.A2" office:value-type="string">
            <text:p text:style-name="P10">$VAR</text:p>
          </table:table-cell>
          <table:table-cell table:style-name="Tabelle1.B25" office:value-type="string">
            <text:p text:style-name="P27">Wird bei der Verarbeitung durch den Wert ersetzt, der der Variable zugeordnet ist. Kann zum Beispiel mit „echo $VAR“ geprüft werden.</text:p>
          </table:table-cell>
        </table:table-row>
      </table:table>
      <text:p text:style-name="P8"/>
      <text:p text:style-name="P3">Was enthalten die folgenden Umgebungsvariablen:</text:p>
      <table:table table:name="Tabelle2" table:style-name="Tabelle2">
        <table:table-column table:style-name="Tabelle2.A"/>
        <table:table-column table:style-name="Tabelle2.B"/>
        <table:table-row>
          <table:table-cell table:style-name="Tabelle2.A1" office:value-type="string">
            <text:p text:style-name="P28">$HOME</text:p>
          </table:table-cell>
          <table:table-cell table:style-name="Tabelle2.B1" office:value-type="string">
            <text:p text:style-name="P28">Enthält das persönliche Heimverzeichnis des Benutzers.</text:p>
          </table:table-cell>
        </table:table-row>
        <table:table-row>
          <table:table-cell table:style-name="Tabelle2.A2" office:value-type="string">
            <text:p text:style-name="P28">$PATH</text:p>
          </table:table-cell>
          <table:table-cell table:style-name="Tabelle2.B2" office:value-type="string">
            <text:p text:style-name="P28">Enthält den Suchpfad. Alle Befehle, die z.B. in der Konsole eingegeben werden, werden in den Verzeichnissen, die sich im Suchpfad befinden gesucht. Können sie dort nicht gefunden werden, so können sie auch nicht ausgeführt werden (die Konsole gibt dann an, dass der Befehl nicht <text:span text:style-name="T7">gefunden werden konnte</text:span>).</text:p>
          </table:table-cell>
        </table:table-row>
        <table:table-row>
          <table:table-cell table:style-name="Tabelle2.A2" office:value-type="string">
            <text:p text:style-name="P28">$UID</text:p>
          </table:table-cell>
          <table:table-cell table:style-name="Tabelle2.B2" office:value-type="string">
            <text:p text:style-name="P29">Gibt eine Zahl aus. Wir vermuten die User-ID.</text:p>
          </table:table-cell>
        </table:table-row>
        <table:table-row>
          <table:table-cell table:style-name="Tabelle2.A2" office:value-type="string">
            <text:p text:style-name="P28">$USER</text:p>
          </table:table-cell>
          <table:table-cell table:style-name="Tabelle2.B2" office:value-type="string">
            <text:p text:style-name="P29">Gibt den Benutzernamen aus.</text:p>
          </table:table-cell>
        </table:table-row>
      </table:table>
      <text:p text:style-name="P1"/>
      <text:p text:style-name="P2">Was bewirkt der Befehl „cd $HOME“? Gibt es eine einfachere Alternative?</text:p>
      <text:p text:style-name="P6">Wechselt in das Heimverzeichnis des Benutzers. <text:span text:style-name="T8">Bei Eingabe von „cd“ ohne Übergabeparameter wird standardmäßig in das Heimverzeichnis gewechselt.</text:span></text:p>
      <text:p text:style-name="P6"/>
      <text:p text:style-name="P4">Was für eine Funktion haben die folgenden Eingaben?</text:p>
      <text:p text:style-name="P7">Pfeil hoch und runter durchlaufen die letzten Eingaben. Mit Pfeil hoch wird dabei in der Historie (historisch gesehen) zurück geblättert und mit Pfeil runter vorwärts. </text:p>
      <text:p text:style-name="P7">Mit Strg+D wird die Konsole geschlossen (ähnlich dem exit-Befehl).</text:p>
      <text:p text:style-name="Standard"/>
      <text:p text:style-name="Standard"/>
      <text:p text:style-name="P5"><text:span text:style-name="T9">f</text:span>rename.sh</text:p>
      <text:p text:style-name="P9"># Gibt die Hilfe zu dem Programm aus.</text:p>
      <text:p text:style-name="P9">usage() {</text:p>
      <text:p text:style-name="P9"><text:soft-page-break/><text:s text:c="2"/>echo "$0 [OPTIONS] [&lt;STRING&gt;]</text:p>
      <text:p text:style-name="P9"><text:s text:c="2"/>Hängt an alle Dateien im aktuellen Verzeichnis die Zeichenkette an den Dateinamen.</text:p>
      <text:p text:style-name="P9"><text:s text:c="2"/>OPTIONS:</text:p>
      <text:p text:style-name="P9"><text:s text:c="2"/><text:tab/>-h:<text:tab/>Display this help</text:p>
      <text:p text:style-name="P9"><text:s text:c="2"/>"</text:p>
      <text:p text:style-name="P9">}</text:p>
      <text:p text:style-name="P9"/>
      <text:p text:style-name="P9"># Fragt den Benutzer, welcher String den Dateinamen angehängt werden soll.</text:p>
      <text:p text:style-name="P9">ask_for_string() {</text:p>
      <text:p text:style-name="P9"><text:s text:c="2"/>echo "Bitte geben Sie die Zeichenkette an, die allen Dateinamen im aktuellen Verzeichnis angehängt werden soll: "</text:p>
      <text:p text:style-name="P9"><text:s text:c="2"/>read theString</text:p>
      <text:p text:style-name="P9">}</text:p>
      <text:p text:style-name="P9"/>
      <text:p text:style-name="P9"># Parameter Prüfen</text:p>
      <text:p text:style-name="P9">if [ $# -gt 1 ]; then</text:p>
      <text:p text:style-name="P9"><text:s text:c="2"/>usage</text:p>
      <text:p text:style-name="P9"><text:s text:c="2"/>exit 1</text:p>
      <text:p text:style-name="P9">fi</text:p>
      <text:p text:style-name="P9"/>
      <text:p text:style-name="P9">case $1 in</text:p>
      <text:p text:style-name="P9"><text:s text:c="2"/>"-h")</text:p>
      <text:p text:style-name="P9"><text:s text:c="4"/>usage</text:p>
      <text:p text:style-name="P9"><text:s text:c="4"/>exit 0</text:p>
      <text:p text:style-name="P9"><text:s text:c="4"/>;;</text:p>
      <text:p text:style-name="P9"><text:s text:c="2"/>"")</text:p>
      <text:p text:style-name="P9"><text:s text:c="4"/>ask_for_string</text:p>
      <text:p text:style-name="P9"><text:s text:c="4"/>;;</text:p>
      <text:p text:style-name="P9"><text:s text:c="2"/>*)</text:p>
      <text:p text:style-name="P9"><text:s text:c="4"/>theString=$1</text:p>
      <text:p text:style-name="P9">esac</text:p>
      <text:p text:style-name="P9"/>
      <text:p text:style-name="P9"># Für alle Namen aus der Ausgabe von "ls" benenne die Dateien um</text:p>
      <text:p text:style-name="P9">for name in $(ls)</text:p>
      <text:p text:style-name="P9">do</text:p>
      <text:p text:style-name="P9"><text:s text:c="2"/>mv $name $name$theString</text:p>
      <text:p text:style-name="P9">done</text:p>
      <text:p text:style-name="P9"/>
      <text:p text:style-name="Standard"/>
      <text:p text:style-name="P32">try_host.sh</text:p>
      <text:p text:style-name="P30"># Gibt die Hilfe zu dem Programm aus.</text:p>
      <text:p text:style-name="P30">usage() {</text:p>
      <text:p text:style-name="P30"><text:s text:c="2"/>echo "$0 [OPTIONS] [&lt;HOST&gt;|&lt;IP&gt;]</text:p>
      <text:p text:style-name="P30"><text:s text:c="2"/>Pingt fortlaufend einen Rechner und gibt dabei aus, ob dieser erreichbar ist.</text:p>
      <text:p text:style-name="P30"><text:s text:c="2"/>Wird kein kein Host/IP angegeben, wird der Benutzer danach gefragt.</text:p>
      <text:p text:style-name="P30"><text:s text:c="2"/></text:p>
      <text:p text:style-name="P30"><text:s text:c="2"/>OPTIONS:</text:p>
      <text:p text:style-name="P30"><text:s text:c="2"/><text:tab/>-h:<text:tab/>Anzeigen dieser Hilfe</text:p>
      <text:p text:style-name="P30"><text:s text:c="2"/><text:tab/>-s &lt;sec&gt;: Legt fest, in welchem Intervall gepingt werden soll</text:p>
      <text:p text:style-name="P30"><text:s text:c="2"/>"</text:p>
      <text:p text:style-name="P30">}</text:p>
      <text:p text:style-name="P30"/>
      <text:p text:style-name="P30"># Fragt den Benutzer, welcher host gepingt werden soll.</text:p>
      <text:p text:style-name="P30">ask_for_host() {</text:p>
      <text:p text:style-name="P30"><text:s text:c="2"/>echo "Bitte geben sie den Host an: "</text:p>
      <text:p text:style-name="P30"><text:s text:c="2"/>read host</text:p>
      <text:p text:style-name="P30"><text:soft-page-break/>}</text:p>
      <text:p text:style-name="P30"/>
      <text:p text:style-name="P30"># Parameter Prüfen</text:p>
      <text:p text:style-name="P30">if [ $# -ne 0 -a $# -ne 1 -a $# -ne 3 ]; then</text:p>
      <text:p text:style-name="P30"><text:s text:c="2"/>usage</text:p>
      <text:p text:style-name="P30"><text:s text:c="2"/>exit 1</text:p>
      <text:p text:style-name="P30">fi</text:p>
      <text:p text:style-name="P30"/>
      <text:p text:style-name="P30"># Ermitteln der Parameter</text:p>
      <text:p text:style-name="P30">sec=10</text:p>
      <text:p text:style-name="P30">case $1 in</text:p>
      <text:p text:style-name="P30"><text:s text:c="2"/>"-h")</text:p>
      <text:p text:style-name="P30"><text:s text:c="4"/>usage</text:p>
      <text:p text:style-name="P30"><text:s text:c="4"/>exit 0</text:p>
      <text:p text:style-name="P30"><text:s text:c="4"/>;;</text:p>
      <text:p text:style-name="P30"><text:s text:c="2"/>"-s")</text:p>
      <text:p text:style-name="P30"><text:s text:c="4"/>if [ $# -eq 3 ]; then</text:p>
      <text:p text:style-name="P30"><text:s text:c="6"/>sec=$2</text:p>
      <text:p text:style-name="P30"><text:s text:c="6"/>host=$3</text:p>
      <text:p text:style-name="P30"><text:s text:c="4"/>else</text:p>
      <text:p text:style-name="P30"><text:s text:c="6"/>usage</text:p>
      <text:p text:style-name="P30"><text:s text:c="6"/>exit 1</text:p>
      <text:p text:style-name="P30"><text:s text:c="4"/>fi</text:p>
      <text:p text:style-name="P30"><text:s text:c="4"/>;;</text:p>
      <text:p text:style-name="P30"><text:s text:c="2"/>"")</text:p>
      <text:p text:style-name="P30"><text:s text:c="4"/>ask_for_host</text:p>
      <text:p text:style-name="P30"><text:s text:c="4"/>;;</text:p>
      <text:p text:style-name="P30"><text:s text:c="2"/>*)</text:p>
      <text:p text:style-name="P30"><text:s text:c="4"/>host=$1</text:p>
      <text:p text:style-name="P30">esac</text:p>
      <text:p text:style-name="P30"/>
      <text:p text:style-name="P30"># Ausführen des Befehls</text:p>
      <text:p text:style-name="P30">while true</text:p>
      <text:p text:style-name="P30">do</text:p>
      <text:p text:style-name="P30"><text:s text:c="2"/>ping -c 1 $host &gt;/dev/null</text:p>
      <text:p text:style-name="P30"><text:s text:c="2"/>if [ $? -eq 0 ]; then</text:p>
      <text:p text:style-name="P30"><text:s text:c="4"/>echo "$host OK"</text:p>
      <text:p text:style-name="P30"><text:s text:c="2"/>else</text:p>
      <text:p text:style-name="P30"><text:s text:c="4"/>echo "$host FAILED"</text:p>
      <text:p text:style-name="P30"><text:s text:c="2"/>fi</text:p>
      <text:p text:style-name="P30"><text:s text:c="2"/>sleep $sec</text:p>
      <text:p text:style-name="P30">done</text:p>
      <text:p text:style-name="Standard"/>
      <text:p text:style-name="P35"/>
      <text:p text:style-name="P33"><text:span text:style-name="T10">PATH-Variable erweitern</text:span></text:p>
      <text:p text:style-name="P36">Die PATH-Umgebungsvariable kann mit „PATH=&lt;beliebig&gt;“ überschrieben werden. Schreibt man aber „PATH=“$PATH“:&lt;beliebig&gt;“, so kann die Umgebungsvariable mit &lt;beliebig&gt; ergänzt werden. So haben wir mittels „PATH=“$PATH“:./“ das aktuelle Verzeichnis mit in den PATH aufgenommen. <text:span text:style-name="T11">Soll dies auch für andere Konsolen gelten, so muss die Variable mittels „export PATH“ exportiert werden. Allerdings funktioniert auch das nicht Sessionübergreifend (also nach dem Neustart ist die Einstellung wieder weg).</text:span></text:p>
      <text:p text:style-name="P36"/>
      <text:p text:style-name="P36"/>
      <text:p text:style-name="P34">mkfile.c</text:p>
      <text:p text:style-name="P31">#include &lt;stdio.h&gt;</text:p>
      <text:p text:style-name="P31"><text:soft-page-break/>#include &lt;string.h&gt;</text:p>
      <text:p text:style-name="P31"/>
      <text:p text:style-name="P31">int main () {</text:p>
      <text:p text:style-name="P31"><text:tab/>printf("Bitte geben Sie den Dateinamen an: ");</text:p>
      <text:p text:style-name="P31"><text:tab/>char name[30];</text:p>
      <text:p text:style-name="P31"><text:tab/>fgets(name, 30, stdin);<text:tab/><text:tab/>// Eingabe Lesen</text:p>
      <text:p text:style-name="P31"><text:tab/>name[strlen(name)-1] = '\0';<text:tab/>// Zeilenumbruch entfernen</text:p>
      <text:p text:style-name="P31"><text:tab/>printf("Name der neuen Datei: %s\n", name);</text:p>
      <text:p text:style-name="P31"><text:tab/></text:p>
      <text:p text:style-name="P31"><text:tab/>// Anlegen der Datei</text:p>
      <text:p text:style-name="P31"><text:tab/>int file = creat(name, 700);</text:p>
      <text:p text:style-name="P31"><text:tab/>if(file == -1) {</text:p>
      <text:p text:style-name="P31"><text:tab/> <text:s/>printf("Fehler beim Anlegen der Datei!\n");</text:p>
      <text:p text:style-name="P31"><text:tab/>} else {</text:p>
      <text:p text:style-name="P31"><text:tab/> <text:s/>printf("Die Datei %s wurde erfolgreich angelegt!\n", name);</text:p>
      <text:p text:style-name="P31"><text:tab/>}</text:p>
      <text:p text:style-name="P31"><text:tab/>return 0;</text:p>
      <text:p text:style-name="P31">}</text:p>
      <text:p text:style-name="P37"><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6224" officeooo:paragraph-rsid="0032622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Betriebssysteme Praktikum 1<text:tab/><text:tab/>Lars Nielsen, Robert Scheffel</text:p>
        <text:p text:style-name="MP1"><text:tab/><text:tab/><text:date style:data-style-name="N37" text:date-value="2015-04-10T15:16:09.939670851" text:fixed="true">10.04.15</text:date></text:p>
      </style:header>
      <style:footer>
        <text:p text:style-name="Footer"><text:tab/><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1T09:32:06.018829833</meta:creation-date>
    <meta:generator>LibreOffice/4.2.6.3$Linux_X86_64 LibreOffice_project/420m0$Build-3</meta:generator>
    <dc:date>2015-04-10T15:16:19.235634139</dc:date>
    <meta:editing-duration>PT3H48M14S</meta:editing-duration>
    <meta:editing-cycles>45</meta:editing-cycles>
    <meta:document-statistic meta:table-count="2" meta:image-count="0" meta:object-count="0" meta:page-count="6" meta:paragraph-count="180" meta:word-count="1432" meta:character-count="9544" meta:non-whitespace-character-count="8096"/>
  </office:meta>
</office:document-meta>
</file>